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852cm" style:use-optimal-column-width="false" fo:break-before="auto"/>
    </style:style>
    <style:style style:family="table-column" style:name="co3">
      <style:table-column-properties style:column-width="2.461cm" style:use-optimal-column-width="false" fo:break-before="auto"/>
    </style:style>
    <style:style style:family="table-column" style:name="co4">
      <style:table-column-properties style:column-width="1.508cm" style:use-optimal-column-width="false" fo:break-before="auto"/>
    </style:style>
    <style:style style:family="table-column" style:name="co5">
      <style:table-column-properties style:column-width="7.329cm" style:use-optimal-column-width="false" fo:break-before="auto"/>
    </style:style>
    <style:style style:family="table-column" style:name="co6">
      <style:table-column-properties style:column-width="1.508cm" style:use-optimal-column-width="false" fo:break-before="auto"/>
    </style:style>
    <style:style style:family="table-column" style:name="co7">
      <style:table-column-properties style:column-width="0.688cm" style:use-optimal-column-width="false" fo:break-before="auto"/>
    </style:style>
    <style:style style:family="table-column" style:name="co8">
      <style:table-column-properties style:column-width="1.111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0.8732cm" style:use-optimal-column-width="false" fo:break-before="auto"/>
    </style:style>
    <style:style style:family="table-column" style:name="co11">
      <style:table-column-properties style:column-width="0.9526cm" style:use-optimal-column-width="false" fo:break-before="auto"/>
    </style:style>
    <style:style style:family="table-column" style:name="co12">
      <style:table-column-properties style:column-width="1.032cm" style:use-optimal-column-width="false" fo:break-before="auto"/>
    </style:style>
    <style:style style:family="table-column" style:name="co13">
      <style:table-column-properties style:column-width="1.138cm" style:use-optimal-column-width="false" fo:break-before="auto"/>
    </style:style>
    <style:style style:family="table-column" style:name="co14">
      <style:table-column-properties style:column-width="1.244cm" style:use-optimal-column-width="false" fo:break-before="auto"/>
    </style:style>
    <style:style style:family="table-column" style:name="co15">
      <style:table-column-properties style:column-width="1.376cm" style:use-optimal-column-width="false" fo:break-before="auto"/>
    </style:style>
    <style:style style:family="table-column" style:name="co16">
      <style:table-column-properties style:column-width="1.508cm" style:use-optimal-column-width="false" fo:break-before="auto"/>
    </style:style>
    <style:style style:family="table-column" style:name="co17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ext" style:name="T132">
      <style:text-properties fo:color="#000000" fo:font-family="Calibri" fo:font-size="10pt" fo:font-style="normal" style:text-underline-type="none" fo:font-weight="normal"/>
    </style:style>
    <style:style style:family="table-row" style:name="ro131">
      <style:table-row-properties style:row-height="13.45pt" style:use-optimal-row-height="false" fo:break-before="auto"/>
    </style:style>
    <style:style style:family="text" style:name="T133">
      <style:text-properties fo:color="#000000" fo:font-family="Calibri" fo:font-size="10pt" fo:font-style="normal" style:text-underline-type="none" fo:font-weight="normal"/>
    </style:style>
    <style:style style:family="table-row" style:name="ro132">
      <style:table-row-properties style:row-height="13.45pt" style:use-optimal-row-height="false" fo:break-before="auto"/>
    </style:style>
    <style:style style:family="text" style:name="T134">
      <style:text-properties fo:color="#000000" fo:font-family="Calibri" fo:font-size="10pt" fo:font-style="normal" style:text-underline-type="none" fo:font-weight="normal"/>
    </style:style>
    <style:style style:family="table-row" style:name="ro133">
      <style:table-row-properties style:row-height="13.45pt" style:use-optimal-row-height="false" fo:break-before="auto"/>
    </style:style>
    <style:style style:family="text" style:name="T135">
      <style:text-properties fo:color="#000000" fo:font-family="Calibri" fo:font-size="10pt" fo:font-style="normal" style:text-underline-type="none" fo:font-weight="normal"/>
    </style:style>
    <style:style style:family="table-row" style:name="ro134">
      <style:table-row-properties style:row-height="13.45pt" style:use-optimal-row-height="false" fo:break-before="auto"/>
    </style:style>
    <style:style style:family="text" style:name="T136">
      <style:text-properties fo:color="#000000" fo:font-family="Calibri" fo:font-size="10pt" fo:font-style="normal" style:text-underline-type="none" fo:font-weight="normal"/>
    </style:style>
    <style:style style:family="table-row" style:name="ro135">
      <style:table-row-properties style:row-height="13.45pt" style:use-optimal-row-height="false" fo:break-before="auto"/>
    </style:style>
    <style:style style:family="text" style:name="T137">
      <style:text-properties fo:color="#000000" fo:font-family="Calibri" fo:font-size="10pt" fo:font-style="normal" style:text-underline-type="none" fo:font-weight="normal"/>
    </style:style>
    <style:style style:family="table-row" style:name="ro136">
      <style:table-row-properties style:row-height="13.45pt" style:use-optimal-row-height="false" fo:break-before="auto"/>
    </style:style>
    <style:style style:family="text" style:name="T138">
      <style:text-properties fo:color="#000000" fo:font-family="Calibri" fo:font-size="10pt" fo:font-style="normal" style:text-underline-type="none" fo:font-weight="normal"/>
    </style:style>
    <style:style style:family="table-row" style:name="ro137">
      <style:table-row-properties style:row-height="13.5pt" style:use-optimal-row-height="false" fo:break-before="auto"/>
    </style:style>
    <style:style style:family="text" style:name="T139">
      <style:text-properties fo:color="#000000" fo:font-family="Calibri" fo:font-size="10pt" fo:font-style="normal" style:text-underline-type="none" fo:font-weight="normal"/>
    </style:style>
    <style:style style:family="table-row" style:name="ro138">
      <style:table-row-properties style:row-height="13.5pt" style:use-optimal-row-height="false" fo:break-before="auto"/>
    </style:style>
    <style:style style:family="text" style:name="T140">
      <style:text-properties fo:color="#000000" fo:font-family="Calibri" fo:font-size="10pt" fo:font-style="normal" style:text-underline-type="none" fo:font-weight="normal"/>
    </style:style>
    <style:style style:family="table-row" style:name="ro139">
      <style:table-row-properties style:row-height="13.5pt" style:use-optimal-row-height="false" fo:break-before="auto"/>
    </style:style>
    <style:style style:family="text" style:name="T141">
      <style:text-properties fo:color="#000000" fo:font-family="Calibri" fo:font-size="10pt" fo:font-style="normal" style:text-underline-type="none" fo:font-weight="normal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style-name="co16" table:default-cell-style-name="ce4"/>
        <table:table-column table:number-columns-repeated="100" table:style-name="co17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208.44916666666671">
            <text:p>208.44916666666671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6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6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6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6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6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6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6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6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6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6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6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6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6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6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6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6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6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6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6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6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6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6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6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6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6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6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6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6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6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6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6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6" office:value-type="date" office:date-value="2022-08-22"/>
          <table:table-cell table:style-name="ce5" office:value-type="time" office:time-value="PT10H00M00S"/>
          <table:table-cell table:style-name="ce5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5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6" office:value-type="date" office:date-value="2022-09-08"/>
          <table:table-cell table:style-name="ce5" office:value-type="time" office:time-value="PT11H20M00S"/>
          <table:table-cell table:style-name="ce5" office:value-type="time" office:time-value="PT11H40M00S"/>
          <table:table-cell office:value-type="string">
            <text:p><text:span text:style-name="T132">Ordem dos torneios e update produção</text:span></text:p>
          </table:table-cell>
          <table:table-cell table:style-name="ce5" table:formula="of:=[.C129]-[.B129]" office:value-type="time" office:time-value="PT00H20M00S"/>
          <table:table-cell table:number-columns-repeated="1024"/>
        </table:table-row>
        <table:table-row table:style-name="ro131">
          <table:table-cell table:style-name="ce6" office:value-type="date" office:date-value="2022-09-09"/>
          <table:table-cell table:style-name="ce5" office:value-type="time" office:time-value="PT12H40M00S"/>
          <table:table-cell table:style-name="ce5" office:value-type="time" office:time-value="PT14H10M00S"/>
          <table:table-cell office:value-type="string">
            <text:p><text:span text:style-name="T133">Alterações visuais e correções de bug</text:span></text:p>
          </table:table-cell>
          <table:table-cell table:style-name="ce5" table:formula="of:=[.C130]-[.B130]" office:value-type="time" office:time-value="PT01H30M00S"/>
          <table:table-cell table:number-columns-repeated="1024"/>
        </table:table-row>
        <table:table-row table:style-name="ro132">
          <table:table-cell table:style-name="ce6" office:value-type="date" office:date-value="2022-09-09"/>
          <table:table-cell table:style-name="ce5" office:value-type="time" office:time-value="PT15H30M00S"/>
          <table:table-cell table:style-name="ce5" office:value-type="time" office:time-value="PT17H30M00S"/>
          <table:table-cell office:value-type="string">
            <text:p><text:span text:style-name="T134">Formulário de horários de torneio</text:span></text:p>
          </table:table-cell>
          <table:table-cell table:style-name="ce5" table:formula="of:=[.C131]-[.B131]" office:value-type="time" office:time-value="PT01H59M59S"/>
          <table:table-cell table:number-columns-repeated="1024"/>
        </table:table-row>
        <table:table-row table:style-name="ro133">
          <table:table-cell table:style-name="ce7" office:value-type="date" office:date-value="2022-09-12"/>
          <table:table-cell table:style-name="ce5" office:value-type="time" office:time-value="PT16H30M00S"/>
          <table:table-cell table:style-name="ce5" office:value-type="time" office:time-value="PT18H10M00S"/>
          <table:table-cell office:value-type="string">
            <text:p><text:span text:style-name="T135">Correções algoritmo blinds e cadastro de pagamentos</text:span></text:p>
          </table:table-cell>
          <table:table-cell table:style-name="ce5" table:formula="of:=[.C132]-[.B132]" office:value-type="time" office:time-value="PT01H39M59S"/>
          <table:table-cell table:number-columns-repeated="1024"/>
        </table:table-row>
        <table:table-row table:style-name="ro134">
          <table:table-cell table:style-name="ce7" office:value-type="date" office:date-value="2022-09-12"/>
          <table:table-cell table:style-name="ce5" office:value-type="time" office:time-value="PT19H10M00S"/>
          <table:table-cell table:style-name="ce5" office:value-type="time" office:time-value="PT21H20M00S"/>
          <table:table-cell office:value-type="string">
            <text:p><text:span text:style-name="T136">Cadastro de pagamentos</text:span></text:p>
          </table:table-cell>
          <table:table-cell table:style-name="ce5" table:formula="of:=[.C133]-[.B133]" office:value-type="time" office:time-value="PT02H09M59S"/>
          <table:table-cell table:number-columns-repeated="1024"/>
        </table:table-row>
        <table:table-row table:style-name="ro135">
          <table:table-cell table:style-name="ce7" office:value-type="date" office:date-value="2022-09-14"/>
          <table:table-cell table:style-name="ce5" office:value-type="time" office:time-value="PT18H30M00S"/>
          <table:table-cell table:style-name="ce5" office:value-type="time" office:time-value="PT20H30M00S"/>
          <table:table-cell office:value-type="string">
            <text:p><text:span text:style-name="T137">Cadastro de Banners</text:span></text:p>
          </table:table-cell>
          <table:table-cell table:style-name="ce5" table:formula="of:=[.C134]-[.B134]" office:value-type="time" office:time-value="PT01H59M59S"/>
          <table:table-cell table:number-columns-repeated="1024"/>
        </table:table-row>
        <table:table-row table:style-name="ro136">
          <table:table-cell table:style-name="ce8" office:value-type="date" office:date-value="2022-09-14"/>
          <table:table-cell table:style-name="ce5" office:value-type="time" office:time-value="PT23H20M00S"/>
          <table:table-cell table:style-name="ce5" office:value-type="time" office:time-value="PT24H00M00S"/>
          <table:table-cell office:value-type="string">
            <text:p><text:span text:style-name="T138">Remoção de anúncios e cadastro de banners</text:span></text:p>
          </table:table-cell>
          <table:table-cell table:style-name="ce5" table:formula="of:=[.C135]-[.B135]" office:value-type="time" office:time-value="PT00H40M00S"/>
          <table:table-cell table:number-columns-repeated="1024"/>
        </table:table-row>
        <table:table-row table:style-name="ro137">
          <table:table-cell table:style-name="ce7" office:value-type="date" office:date-value="2022-09-15"/>
          <table:table-cell table:style-name="ce5" office:value-type="time" office:time-value="PT12H19M59S"/>
          <table:table-cell table:style-name="ce5" office:value-type="time" office:time-value="PT13H30M00S"/>
          <table:table-cell office:value-type="string">
            <text:p><text:span text:style-name="T139">Exibição de banners</text:span></text:p>
          </table:table-cell>
          <table:table-cell table:style-name="ce5" table:formula="of:=[.C136]-[.B136]" office:value-type="time" office:time-value="PT01H10M00S"/>
          <table:table-cell table:number-columns-repeated="1024"/>
        </table:table-row>
        <table:table-row table:style-name="ro138">
          <table:table-cell table:style-name="ce7" office:value-type="date" office:date-value="2022-09-15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140">Conversão para dólar</text:span></text:p>
          </table:table-cell>
          <table:table-cell table:style-name="ce5" table:formula="of:=[.C137]-[.B137]" office:value-type="time" office:time-value="PT00H30M00S"/>
          <table:table-cell table:number-columns-repeated="1024"/>
        </table:table-row>
        <table:table-row table:style-name="ro139">
          <table:table-cell table:style-name="ce7" office:value-type="date" office:date-value="2022-09-15"/>
          <table:table-cell table:style-name="ce9" office:value-type="time" office:time-value="PT15H10M00S"/>
          <table:table-cell table:style-name="ce9"/>
          <table:table-cell table:style-name="ce10" office:value-type="string">
            <text:p><text:span text:style-name="T141">Conversão para dólar</text:span></text:p>
          </table:table-cell>
          <table:table-cell table:style-name="ce5" table:formula="of:=[.C138]-[.B138]" office:value-type="time" office:time-value="PT0-15H0-10M00S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short"/>
      <number:text>-</number:text>
      <number:month number:textual="true" number:style="short"/>
      <number:text>-</number:text>
      <number:year number:style="long"/>
    </number:dat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79.07cm" fo:min-height="79.07cm"/>
      </style:header-style>
      <style:footer-style>
        <style:header-footer-properties svg:height="79.07cm" fo:min-height="79.07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